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Collegamento_32_ipertestual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5.37633333333333cm" style:use-optimal-column-width="true"/>
    </style:style>
    <style:style style:name="co2" style:family="table-column">
      <style:table-column-properties fo:break-before="auto" style:column-width="1.883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2.1285cm" style:use-optimal-column-width="true"/>
    </style:style>
    <style:style style:name="co5" style:family="table-column">
      <style:table-column-properties fo:break-before="auto" style:column-width="17.208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ANDREA MANDELLI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NOME CORSO / CERTIFICAZIONE</text:p>
          </table:table-cell>
          <table:table-cell office:value-type="string" table:style-name="ce2">
            <text:p>AZIEND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Descrizione brev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ntroduction to Cybersecurity</text:p>
          </table:table-cell>
          <table:table-cell office:value-type="string" table:style-name="ce2">
            <text:p>Cisco</text:p>
          </table:table-cell>
          <table:table-cell office:value-type="string" table:style-name="ce2">
            <text:p>Completato</text:p>
          </table:table-cell>
          <table:table-cell office:value-type="string" table:style-name="ce3">
            <text:p><text:a xlink:href="https://www.credly.com/badges/9bb67b8e-712f-4533-b288-8ed8fe0bfccf/">https://www.credly.com/badges/9bb67b8e-712f-4533-b288-8ed8fe0bfccf/</text:a></text:p>
          </table:table-cell>
          <table:table-cell office:value-type="string" table:style-name="ce2">
            <text:p>Corso in cui ho rafforzato i concetti alla base della sicurezza informatica per privati, aziende e istituzion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crosoft Azure Fundamentals</text:p>
          </table:table-cell>
          <table:table-cell office:value-type="string" table:style-name="ce2">
            <text:p>Microsoft</text:p>
          </table:table-cell>
          <table:table-cell office:value-type="string" table:style-name="ce2">
            <text:p>In corso</text:p>
          </table:table-cell>
          <table:table-cell office:value-type="string" table:style-name="ce3">
            <text:p><text:a xlink:href="https://learn.microsoft.com/it-it/training/courses/az-900t00">https://learn.microsoft.com/it-it/training/courses/az-900t00</text:a></text:p>
          </table:table-cell>
          <table:table-cell office:value-type="string" table:style-name="ce2">
            <text:p>Corso in cui sto apprendendo le basi del funzionamento del cloud. Nello specifico il funzionamento di Azure.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C – Certified in Cybersecurity</text:p>
          </table:table-cell>
          <table:table-cell office:value-type="string" table:style-name="ce2">
            <text:p>ISC2</text:p>
          </table:table-cell>
          <table:table-cell office:value-type="string" table:style-name="ce2">
            <text:p>In corso</text:p>
          </table:table-cell>
          <table:table-cell office:value-type="string" table:style-name="ce3">
            <text:p><text:a xlink:href="https://www.isc2.org/certifications/cc">https://www.isc2.org/certifications/cc</text:a></text:p>
          </table:table-cell>
          <table:table-cell office:value-type="string" table:style-name="ce4">
            <text:p>Corso in cui sto rafforzando i concetti per quanto riguarda:</text:p>
            <text:p>Security Principle; Business Continuity (BC), Disaster Recovery (DR) &amp; Incident Response Concepts; Access Controls Concepts; Network Security; Security Operations</text:p>
          </table:table-cell>
          <table:table-cell table:number-columns-repeated="16379"/>
        </table:table-row>
        <table:table-row table:number-rows-repeated="10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8" table:style-name="ro1">
          <table:table-cell table:number-columns-repeated="4" table:style-name="ce2"/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ndrea Mandelli</meta:initial-creator>
    <dc:creator>Andrea Mandelli</dc:creator>
    <meta:creation-date>2024-02-23T14:23:20Z</meta:creation-date>
    <dc:date>2024-02-23T15:11:54Z</dc:date>
  </office:meta>
</office:document-meta>
</file>